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arameterModule.getAttributeValues( String name , Configuration modeConf , Map objectMode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RequestParameter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ameterModule.getAttribute( String name , Configuration modeConf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